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3" style:family="paragraph" style:parent-style-name="Heading_20_2">
      <style:paragraph-properties fo:margin-top="0.25in" fo:margin-bottom="0.139in" loext:contextual-spacing="false" fo:line-height="100%"/>
    </style:style>
    <style:style style:name="P4" style:family="paragraph" style:parent-style-name="Heading_20_1" style:master-page-name="Standard">
      <style:paragraph-properties fo:margin-top="0.278in" fo:margin-bottom="0.139in" loext:contextual-spacing="false" fo:line-height="100%" style:page-number="1"/>
    </style:style>
    <style:style style:name="P5" style:family="paragraph" style:parent-style-name="Subtitle">
      <style:paragraph-properties fo:margin-top="0in" fo:margin-bottom="0.139in" loext:contextual-spacing="false" fo:line-height="100%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Consolas" style:text-underline-style="solid" style:text-underline-width="auto" style:text-underline-color="font-color" style:font-name-asian="Consolas1" style:font-name-complex="Consolas1"/>
    </style:style>
    <style:style style:name="T5" style:family="text">
      <style:text-properties style:text-underline-style="none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/>
    </style:style>
    <style:style style:name="T8" style:family="text">
      <style:text-properties style:font-name="Consolas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oblwbcrcf075"/>CPSC 483 - Introduction to Machine Learning</text:p>
      <text:p text:style-name="P5"><text:bookmark text:name="_k8ylbvo1az8"/>Project 2, Fall 2020</text:p>
      <text:p text:style-name="P5"><text:bookmark text:name="_6fykipufatm5"/>due October 12 (Section 02) / October 15 (Section 01)</text:p>
      <text:p text:style-name="P1"><text:span text:style-name="T1">Last updated Saturday October 10, 6:45 pm PDT</text:span></text:p>
      <text:p text:style-name="P1">Now that we have derived an analytical solution to find the vector of estimated parameters <text:span text:style-name="T2">w</text:span>, we can work directly with NumPy to implement linear regression as matrix and vector multiplication.</text:p>
      <text:p text:style-name="P1">As demonstrated in the notebook Linear regression in vector and matrix format accompanying the textbook, this can also be generalized relatively easily to polynomial regression.</text:p>
      <text:p text:style-name="P1">The project may be completed individually or in a group of no more than three (3) people. All students on the team must be enrolled in the same section of the course.</text:p>
      <text:p text:style-name="P3"><text:bookmark text:name="_fexzuaw0g7bl"/>Platforms</text:p>
      <text:p text:style-name="P1">The platform requirements for this project are the same as for <text:a xlink:type="simple" xlink:href="https://docs.google.com/document/d/1gAvnkp62x00YTYp9Vwo0qbuQQqpxY9pGykYewmgAMAg/edit?usp=sharing" text:style-name="ListLabel_20_10" text:visited-style-name="ListLabel_20_10"><text:span text:style-name="T3">Project 1</text:span></text:a>.</text:p>
      <text:p text:style-name="P3"><text:bookmark text:name="_h5kv7lb5rwao"/>Libraries</text:p>
      <text:p text:style-name="P1">You will need <text:a xlink:type="simple" xlink:href="https://scikit-learn.org/" text:style-name="ListLabel_20_10" text:visited-style-name="ListLabel_20_10"><text:span text:style-name="T3">scikit-learn</text:span></text:a> to obtain the data and split it into training and test sets, and NumPy to run linear regression. You may also wish to use <text:a xlink:type="simple" xlink:href="https://pandas.pydata.org/" text:style-name="ListLabel_20_10" text:visited-style-name="ListLabel_20_10"><text:span text:style-name="T3">pandas</text:span></text:a> DataFrames to examine and work with the data, but this is not a requirement. Use <text:a xlink:type="simple" xlink:href="https://matplotlib.org/" text:style-name="ListLabel_20_10" text:visited-style-name="ListLabel_20_10"><text:span text:style-name="T3">Matplotlib</text:span></text:a>’s <text:a xlink:type="simple" xlink:href="https://matplotlib.org/api/pyplot_api.html" text:style-name="ListLabel_20_10" text:visited-style-name="ListLabel_20_10"><text:span text:style-name="T3">pyplot</text:span></text:a> framework or <text:a xlink:type="simple" xlink:href="https://pandas.pydata.org/docs/user_guide/visualization.html#scatter-plot" text:style-name="ListLabel_20_10" text:visited-style-name="ListLabel_20_10"><text:span text:style-name="T3">pandas</text:span></text:a> to visualize your results.</text:p>
      <text:p text:style-name="P1">Note that you may <text:span text:style-name="T1">not</text:span> use scikit-learn to run linear regression for your answers. You may, however, wish to use the results of <text:a xlink:type="simple" xlink:href="https://scikit-learn.org/stable/modules/generated/sklearn.linear_model.LinearRegression.html" text:style-name="ListLabel_20_11" text:visited-style-name="ListLabel_20_11"><text:span text:style-name="T4">sklearn.linear_model.LinearRegression</text:span></text:a> to spot-check the answers you receive from your NumPy code.</text:p>
      <text:p text:style-name="P1">You may reuse code from the <text:a xlink:type="simple" xlink:href="https://github.com/sdrogers/fcmlcode/tree/master/notebooks" text:style-name="ListLabel_20_10" text:visited-style-name="ListLabel_20_10"><text:span text:style-name="T3">Jupyter notebooks accompanying the textbook</text:span></text:a> and from the documentation for the libraries. All other code and the results of experiments should be your own.</text:p>
      <text:p text:style-name="P3"><text:bookmark text:name="_26a1vyp3jmwj"/>Dataset</text:p>
      <text:p text:style-name="P1">The scikit-learn <text:a xlink:type="simple" xlink:href="http://scikit-learn.org/stable/datasets/index.html" text:style-name="ListLabel_20_11" text:visited-style-name="ListLabel_20_11"><text:span text:style-name="T4">sklearn.datasets</text:span></text:a> module includes some small datasets for experimentation. In this project we will use the <text:a xlink:type="simple" xlink:href="https://scikit-learn.org/stable/datasets/index.html#boston-house-prices-dataset" text:style-name="ListLabel_20_10" text:visited-style-name="ListLabel_20_10"><text:span text:style-name="T3">Boston house prices dataset</text:span></text:a> to try and predict the median value of a home given several features of its neighborhood.</text:p>
      <text:p text:style-name="P1">See the section on <text:a xlink:type="simple" xlink:href="https://kolesnikov.ga/Datasets_in_Python/#scikit-learn" text:style-name="ListLabel_20_10" text:visited-style-name="ListLabel_20_10"><text:span text:style-name="T3">scikit-learn</text:span></text:a> in Sergiy Kolesnikov’s blog article <text:a xlink:type="simple" xlink:href="https://kolesnikov.ga/Datasets_in_Python/" text:style-name="ListLabel_20_10" text:visited-style-name="ListLabel_20_10"><text:span text:style-name="T3">Datasets in Python</text:span></text:a> to see how to load this dataset and examine it using pandas DataFrames.</text:p>
      <text:p text:style-name="P1">Reminder: while you will use scikit-learn to obtain the dataset, your linear regression implementation must use NumPy directly.</text:p>
      <text:p text:style-name="P3"><text:bookmark text:name="_7fghd6w77d4n"/>Experiments</text:p>
      <text:p text:style-name="P1">Run the following experiments in a Jupyter notebook, performing each action in a <text:a xlink:type="simple" xlink:href="https://jupyter-notebook.readthedocs.io/en/stable/examples/Notebook/Running%20Code.html" text:style-name="ListLabel_20_10" text:visited-style-name="ListLabel_20_10"><text:span text:style-name="T3">code cell</text:span></text:a> and answering each question in a <text:a xlink:type="simple" xlink:href="https://jupyter-notebook.readthedocs.io/en/stable/examples/Notebook/Working%20With%20Markdown%20Cells.html" text:style-name="ListLabel_20_10" text:visited-style-name="ListLabel_20_10"><text:span text:style-name="T3">Markdown cell</text:span></text:a>.</text:p>
      <text:list xml:id="list1827229836" text:style-name="WWNum1">
        <text:list-item>
          <text:p text:style-name="P2">Load and examine the Boston dataset’s features, target values, and description.</text:p>
        </text:list-item>
        <text:list-item>
          <text:p text:style-name="P2">Use <text:a xlink:type="simple" xlink:href="http://scikit-learn.org/stable/modules/generated/sklearn.model_selection.train_test_split.html" text:style-name="ListLabel_20_11" text:visited-style-name="ListLabel_20_11"><text:span text:style-name="T4">sklearn.model_selection.train_test_split()</text:span></text:a> to split the features and target values into separate training and test sets. Use 80% of the original data as a training set, and 20% for testing.</text:p>
        </text:list-item>
        <text:list-item>
          <text:p text:style-name="P2">Create a <text:a xlink:type="simple" xlink:href="https://jakevdp.github.io/PythonDataScienceHandbook/04.02-simple-scatter-plots.html" text:style-name="ListLabel_20_10" text:visited-style-name="ListLabel_20_10"><text:span text:style-name="T3">scatterplot</text:span></text:a> of the training set showing the relationship between the feature LSTAT and the target value MEDV. Does the relationship appear to be linear?</text:p>
        </text:list-item>
        <text:list-item>
          <text:p text:style-name="P2">With LSTAT as <text:span text:style-name="T2">X</text:span> and MEDV as <text:span text:style-name="T2">t</text:span>, use <text:a xlink:type="simple" xlink:href="https://numpy.org/doc/stable/reference/generated/numpy.linalg.inv.html" text:style-name="ListLabel_20_11" text:visited-style-name="ListLabel_20_11"><text:span text:style-name="T4">np.linalg.inv()</text:span></text:a> to compute <text:span text:style-name="T2">w</text:span> for the training set. What is the equation for MEDV as a linear function of LSTAT?</text:p>
        </text:list-item>
        <text:list-item>
          <text:p text:style-name="P2">Use <text:span text:style-name="T2">w</text:span> to add a line to your scatter plot from experiment <text:span text:style-name="T1">(3)</text:span>. How well does the model appear to fit the training set?</text:p>
        </text:list-item>
        <text:list-item>
          <text:p text:style-name="P2">Use <text:span text:style-name="T2">w</text:span> to find the response for each value of the LSTAT attribute in the test set, then compute the test MSE 𝓛 for the model.</text:p>
        </text:list-item>
        <text:list-item>
          <text:p text:style-name="P2"><text:soft-page-break/>Now add an <text:span text:style-name="T1">x</text:span><text:span text:style-name="T7">2</text:span> column to LSTAT’s <text:span text:style-name="T1">x</text:span> column in the training set, then repeat experiments <text:span text:style-name="T1">(4)</text:span>, <text:span text:style-name="T1">(5)</text:span>, and <text:span text:style-name="T1">(6)</text:span> for MEDV as a quadratic function of LSTAT. Does the quadratic polynomial do a better job of predicting the values in the test set?</text:p>
        </text:list-item>
        <text:list-item>
          <text:p text:style-name="P2">Repeat experiments <text:span text:style-name="T1">(4)</text:span> and <text:span text:style-name="T1">(6)</text:span> with all 13 input features as <text:span text:style-name="T2">X</text:span> and using <text:a xlink:type="simple" xlink:href="https://numpy.org/doc/stable/reference/generated/numpy.linalg.lstsq.html" text:style-name="ListLabel_20_11" text:visited-style-name="ListLabel_20_11"><text:span text:style-name="T4">np.linalg.lstsq()</text:span></text:a>. (See the Appendix to <text:a xlink:type="simple" xlink:href="https://github.com/sdrogers/fcmlcode/blob/master/notebooks/chapter1/linear_regression_vectors_and_matrices.ipynb" text:style-name="ListLabel_20_10" text:visited-style-name="ListLabel_20_10"><text:span text:style-name="T3">Linear regression in vector and matrix format</text:span></text:a> for details of why we need to switch away from <text:span text:style-name="T8">np.linalg.inv()</text:span>, and the notes for <text:a xlink:type="simple" xlink:href="https://numpy.org/doc/stable/reference/generated/numpy.linalg.solve.html" text:style-name="ListLabel_20_11" text:visited-style-name="ListLabel_20_11"><text:span text:style-name="T4">np.linalg.solve()</text:span></text:a> for why we shouldn’t use that either.) Does adding additional features improve the performance on the test set compared to using only LSTAT?</text:p>
        </text:list-item>
        <text:list-item>
          <text:p text:style-name="P2">Now add <text:span text:style-name="T1">x</text:span><text:span text:style-name="T7">2</text:span> columns for all 13 features, and repeat experiment <text:span text:style-name="T1">(8)</text:span>. Does adding quadratic features improve the performance on the test set compared to using only linear features?</text:p>
        </text:list-item>
        <text:list-item>
          <text:p text:style-name="P2">Compute the training MSE for experiments <text:span text:style-name="T1">(8)</text:span> and <text:span text:style-name="T1">(9)</text:span> and compare it to the test MSE. What explains the difference?</text:p>
        </text:list-item>
        <text:list-item>
          <text:p text:style-name="P2">Repeat experiments <text:span text:style-name="T1">(9)</text:span> and <text:span text:style-name="T1">(10)</text:span>, adding x<text:span text:style-name="T6">3</text:span> columns in addition to the existing <text:span text:style-name="T1">x</text:span> and <text:span text:style-name="T1">x</text:span><text:span text:style-name="T7">2</text:span> columns for each feature. Does the cubic polynomial do a better job of predicting the values in the training set? Does it do a better job of predicting the values in the test set?</text:p>
        </text:list-item>
      </text:list>
      <text:p text:style-name="P3"><text:bookmark text:name="_m61fhhx7leiz"/>Submission</text:p>
      <text:p text:style-name="P1">Submit your Jupyter <text:span text:style-name="T8">.ipynb</text:span> notebook file through Canvas before class on the due date. Your notebook should include the usual identifying information found in a <text:span text:style-name="T8">README.TXT</text:span> file.</text:p>
      <text:p text:style-name="P1">If the assignment is completed by a team, only one submission is required. Be certain to identify the names of all students on your team at the top of the notebo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778" meta:character-count="4564" meta:non-whitespace-character-count="3830"/>
    <meta:generator>LibreOfficeDev/6.0.5.2$Linux_X86_64 LibreOffice_project/</meta:generator>
  </office:meta>
</office:document-meta>
</file>